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68a19" officeooo:paragraph-rsid="00168a19"/>
    </style:style>
    <style:style style:name="P2" style:family="paragraph" style:parent-style-name="Standard">
      <style:text-properties officeooo:rsid="001864ff" officeooo:paragraph-rsid="001864ff"/>
    </style:style>
    <style:style style:name="P3" style:family="paragraph" style:parent-style-name="Standard">
      <style:text-properties fo:font-size="15pt" officeooo:rsid="001864ff" officeooo:paragraph-rsid="001864ff" style:font-size-asian="15pt" style:font-size-complex="15pt"/>
    </style:style>
    <style:style style:name="P4" style:family="paragraph" style:parent-style-name="Standard">
      <style:text-properties fo:font-size="14pt" officeooo:rsid="00168a19" officeooo:paragraph-rsid="00168a19" style:font-size-asian="14pt" style:font-size-complex="14pt"/>
    </style:style>
    <style:style style:name="P5" style:family="paragraph" style:parent-style-name="Standard">
      <style:text-properties fo:font-size="14pt" officeooo:rsid="001864ff" officeooo:paragraph-rsid="001864ff" style:font-size-asian="14pt" style:font-size-complex="14pt"/>
    </style:style>
    <style:style style:name="P6" style:family="paragraph" style:parent-style-name="Standard">
      <style:text-properties fo:font-size="14pt" officeooo:rsid="001864ff" officeooo:paragraph-rsid="001a0624" style:font-size-asian="14pt" style:font-size-complex="14pt"/>
    </style:style>
    <style:style style:name="P7" style:family="paragraph" style:parent-style-name="Standard">
      <style:text-properties fo:font-size="14pt" officeooo:rsid="001864ff" officeooo:paragraph-rsid="001a94a9" style:font-size-asian="14pt" style:font-size-complex="14pt"/>
    </style:style>
    <style:style style:name="P8" style:family="paragraph" style:parent-style-name="Standard">
      <style:text-properties fo:font-size="14pt" officeooo:rsid="001a0624" officeooo:paragraph-rsid="001a0624" style:font-size-asian="14pt" style:font-size-complex="14pt"/>
    </style:style>
    <style:style style:name="P9" style:family="paragraph" style:parent-style-name="Standard">
      <style:text-properties fo:font-size="14pt" officeooo:rsid="001a94a9" officeooo:paragraph-rsid="001a94a9" style:font-size-asian="14pt" style:font-size-complex="14pt"/>
    </style:style>
    <style:style style:name="P10" style:family="paragraph" style:parent-style-name="Standard">
      <style:text-properties fo:color="#ce181e" fo:font-size="14pt" fo:font-weight="bold" officeooo:rsid="001864ff" officeooo:paragraph-rsid="001864ff" style:font-size-asian="14pt" style:font-weight-asian="bold" style:font-size-complex="14pt" style:font-weight-complex="bold"/>
    </style:style>
    <style:style style:name="P11" style:family="paragraph" style:parent-style-name="Standard">
      <style:text-properties fo:font-size="14pt" officeooo:rsid="001864ff" officeooo:paragraph-rsid="001864ff" style:font-size-asian="14pt" style:font-size-complex="14pt"/>
    </style:style>
    <style:style style:name="P12" style:family="paragraph" style:parent-style-name="Standard">
      <style:text-properties fo:font-size="14pt" officeooo:rsid="001864ff" officeooo:paragraph-rsid="001a94a9" style:font-size-asian="14pt" style:font-size-complex="14pt"/>
    </style:style>
    <style:style style:name="P13" style:family="paragraph" style:parent-style-name="Standard">
      <style:text-properties fo:font-size="14pt" officeooo:rsid="001a94a9" officeooo:paragraph-rsid="001a94a9" style:font-size-asian="14pt" style:font-size-complex="14pt"/>
    </style:style>
    <style:style style:name="P14" style:family="paragraph" style:parent-style-name="Standard">
      <style:text-properties fo:font-size="14pt" officeooo:paragraph-rsid="001864ff"/>
    </style:style>
    <style:style style:name="T1" style:family="text">
      <style:text-properties officeooo:rsid="001864ff"/>
    </style:style>
    <style:style style:name="T2" style:family="text">
      <style:text-properties officeooo:rsid="0018cc00"/>
    </style:style>
    <style:style style:name="T3" style:family="text">
      <style:text-properties officeooo:rsid="001a0624"/>
    </style:style>
    <style:style style:name="T4" style:family="text">
      <style:text-properties fo:color="#fd971f" style:font-name="Droid Sans Mono" fo:font-size="10.5pt" fo:font-weight="normal" fo:background-color="#272822" loext:char-shading-value="0"/>
    </style:style>
    <style:style style:name="T5" style:family="text">
      <style:text-properties fo:color="#f92672" style:font-name="Droid Sans Mono" fo:font-size="10.5pt" fo:font-weight="normal" fo:background-color="#272822" loext:char-shading-value="0"/>
    </style:style>
    <style:style style:name="T6" style:family="text">
      <style:text-properties fo:color="#ae81ff" style:font-name="Droid Sans Mono" fo:font-size="10.5pt" fo:font-weight="normal" fo:background-color="#272822" loext:char-shading-value="0"/>
    </style:style>
    <style:style style:name="T7" style:family="text">
      <style:text-properties fo:color="#ce181e" fo:font-size="16pt" style:font-size-asian="16pt" style:font-size-complex="16pt"/>
    </style:style>
    <style:style style:name="T8" style:family="text">
      <style:text-properties fo:color="#ce181e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9" style:family="text">
      <style:text-properties officeooo:rsid="001a94a9"/>
    </style:style>
    <style:style style:name="T10" style:family="text">
      <style:text-properties officeooo:rsid="001b63fa"/>
    </style:style>
    <style:style style:name="T11" style:family="text">
      <style:text-properties fo:color="#f8f8f2" style:font-name="Droid Sans Mono" fo:font-size="10.5pt" fo:font-weight="normal" fo:background-color="#272822" loext:char-shading-value="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NOMBRE DEL PROYECTO</text:span> –<text:span text:style-name="T7"> </text:span><text:span text:style-name="T8">Cutre Pam</text:span></text:p>
      <text:p text:style-name="P4"/>
      <text:p text:style-name="P4">MVP -</text:p>
      <text:p text:style-name="P5">Pagina principal</text:p>
      <text:p text:style-name="P4">Pagina de inicio</text:p>
      <text:p text:style-name="P4">Pagina de juego</text:p>
      <text:p text:style-name="P4">Pagina de cierre</text:p>
      <text:p text:style-name="P4"/>
      <text:p text:style-name="P10">DEFINICI<text:span text:style-name="T10">Ó</text:span>N DE <text:span text:style-name="T10">PANTALLAS</text:span></text:p>
      <text:p text:style-name="P5"/>
      <text:p text:style-name="P5">Pagina pricipales</text:p>
      <text:p text:style-name="P5"><text:tab/>index.html</text:p>
      <text:p text:style-name="P5"><text:tab/><text:tab/><text:span text:style-name="T2">Union con resto de paginas</text:span></text:p>
      <text:p text:style-name="P5"><text:tab/>style.css</text:p>
      <text:p text:style-name="P5"><text:tab/><text:tab/><text:span text:style-name="T2">Diseño de pantallas</text:span></text:p>
      <text:p text:style-name="P5"><text:tab/>main.js</text:p>
      <text:p text:style-name="P5"><text:tab/><text:tab/><text:span text:style-name="T2">Funciones principales</text:span></text:p>
      <text:p text:style-name="P5"><text:tab/><text:tab/><text:tab/><text:span text:style-name="T2">createSplashScreen( )</text:span></text:p>
      <text:p text:style-name="P5"><text:tab/><text:tab/><text:tab/><text:span text:style-name="T2">createGameScreen( )</text:span></text:p>
      <text:p text:style-name="P5"><text:tab/><text:tab/><text:tab/><text:span text:style-name="T2">CreateGameOverScreen( )</text:span></text:p>
      <text:p text:style-name="P5"><text:tab/><text:tab/><text:tab/><text:tab/><text:span text:style-name="T3">buildDom ( )</text:span></text:p>
      <text:p text:style-name="P5"><text:tab/>game.js</text:p>
      <text:p text:style-name="P5"><text:tab/><text:tab/><text:span text:style-name="T2">function Game( )</text:span></text:p>
      <text:p text:style-name="P5"><text:tab/><text:tab/><text:tab/><text:span text:style-name="T3">this.player</text:span></text:p>
      <text:p text:style-name="P5"><text:tab/><text:tab/><text:tab/><text:span text:style-name="T3">this.enemy</text:span></text:p>
      <text:p text:style-name="P5"><text:tab/><text:tab/><text:tab/><text:span text:style-name="T3">this.isgameover</text:span></text:p>
      <text:p text:style-name="P9"><text:tab/><text:tab/><text:tab/>this.canvas</text:p>
      <text:p text:style-name="P9"><text:tab/><text:tab/><text:tab/>this.ctx</text:p>
      <text:p text:style-name="P9"><text:tab/><text:tab/><text:tab/>this.draw</text:p>
      <text:p text:style-name="P7"><text:tab/><text:tab/><text:tab/><text:span text:style-name="T9">this.onGameOver</text:span></text:p>
      <text:p text:style-name="P9"><text:tab/><text:tab/><text:tab/>this.destroy</text:p>
      <text:p text:style-name="P9"><text:tab/><text:tab/><text:tab/>this.checkcollision</text:p>
      <text:p text:style-name="P9"><text:tab/><text:tab/><text:tab/>this.score</text:p>
      <text:p text:style-name="P9"><text:tab/><text:tab/><text:tab/>this.update</text:p>
      <text:p text:style-name="P9"><text:tab/><text:tab/><text:tab/>this.clear</text:p>
      <text:p text:style-name="P5"><text:tab/>player.js</text:p>
      <text:p text:style-name="P5"><text:tab/><text:tab/><text:span text:style-name="T2">Function Player ( )</text:span></text:p>
      <text:p text:style-name="P5"><text:tab/><text:tab/><text:tab/><text:span text:style-name="T3">this.x</text:span></text:p>
      <text:p text:style-name="P5"><text:tab/><text:tab/><text:tab/><text:span text:style-name="T3">this.y</text:span></text:p>
      <text:p text:style-name="P5"><text:tab/><text:tab/><text:tab/><text:span text:style-name="T3">this.velocity</text:span></text:p>
      <text:p text:style-name="P8"><text:tab/><text:tab/><text:tab/>this.lives</text:p>
      <text:p text:style-name="P5"><text:tab/>enemies.j<text:span text:style-name="T3">s</text:span></text:p>
      <text:p text:style-name="P5"><text:tab/><text:tab/><text:span text:style-name="T2">Function Enemy ( )</text:span></text:p>
      <text:p text:style-name="P6"><text:tab/><text:tab/><text:tab/><text:span text:style-name="T3">this.x</text:span></text:p>
      <text:p text:style-name="P6"><text:tab/><text:tab/><text:tab/><text:span text:style-name="T3">this.y</text:span></text:p>
      <text:p text:style-name="P6"><text:soft-page-break/><text:tab/><text:tab/><text:tab/><text:span text:style-name="T3">this.direction</text:span></text:p>
      <text:p text:style-name="P6"><text:tab/><text:tab/><text:tab/><text:span text:style-name="T3">this.velocity</text:span></text:p>
      <text:p text:style-name="P8"><text:tab/><text:tab/><text:tab/>this.color</text:p>
      <text:p text:style-name="P6"><text:tab/><text:tab/><text:tab/><text:span text:style-name="T3">this.width</text:span></text:p>
      <text:p text:style-name="P6"><text:tab/><text:tab/><text:tab/><text:span text:style-name="T3">this.heigth</text:span></text:p>
      <text:p text:style-name="P6"><text:tab/><text:tab/><text:tab/><text:span text:style-name="T3">this.canvas </text:span></text:p>
      <text:p text:style-name="P6"><text:tab/><text:tab/><text:tab/><text:span text:style-name="T3">this.ctx </text:span></text:p>
      <text:p text:style-name="P3"/>
      <text:p text:style-name="P2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2T12:15:01.221565356</meta:creation-date>
    <dc:date>2019-07-02T16:06:56.136770414</dc:date>
    <meta:editing-duration>PT23M56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2" meta:paragraph-count="49" meta:word-count="84" meta:character-count="758" meta:non-whitespace-character-count="614"/>
  </office:meta>
</office:document-meta>
</file>